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8.256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text-properties style:font-name="Consolas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.4cm" fo:margin-bottom="0cm"/>
    </style:style>
    <style:style style:name="P6" style:family="paragraph">
      <style:paragraph-properties fo:margin-top="0.4cm" fo:margin-bottom="0cm" fo:text-align="justify"/>
    </style:style>
    <style:style style:name="P7" style:family="paragraph">
      <style:paragraph-properties fo:text-align="justify"/>
    </style:style>
    <style:style style:name="T1" style:family="text">
      <style:text-properties style:font-name="Consolas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nthropogenic Global Warming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oward adaptation &amp; mitigation</text:p>
            <text:p>Work in Progres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thropogenic Global Warming</text:p>
          </draw:text-box>
        </draw:frame>
        <draw:frame draw:style-name="gr2" draw:text-style-name="P2" draw:layer="layout" svg:width="19.5cm" svg:height="8.506cm" svg:x="8cm" svg:y="4.998cm">
          <draw:text-box>
            <text:p><text:span text:style-name="T1"># <text:s text:c="7"/>_ _ <text:s text:c="2"/>_ _ _ <text:s text:c="5"/>_</text:span></text:p>
            <text:p><text:span text:style-name="T1"># <text:s text:c="6"/>/ <text:s text:c="2"/>) / _ _ ) <text:s/>_ \ )</text:span></text:p>
            <text:p><text:span text:style-name="T1"># <text:s text:c="5"/>/ (| |/ / <text:s/>_ _ \ ) \ \</text:span></text:p>
            <text:p><text:span text:style-name="T1"># <text:s text:c="4"/>/ <text:s/>_ <text:s text:c="3"/>( <text:s/>(_ <text:s/>) \ \ \ \</text:span></text:p>
            <text:p><text:span text:style-name="T1"># <text:s text:c="3"/>/ / <text:s/>| |\ \ _ ) <text:s/>\_) \_) \</text:span></text:p>
            <text:p><text:span text:style-name="T1"># <text:s text:c="2"/>(_/ <text:s text:c="2"/>|_| \ _ _ /\ _ _ _ _ )</text:span></text:p>
            <text:p><text:span text:style-name="T1"># <text:s text:c="2"/>Anthropogenic Global Warming</text:span></text:p>
            <text:p><text:span text:style-name="T1"># --------------------------------</text:span></text:p>
            <text:p><text:span text:style-name="T1"/></text:p>
            <text:p><text:span text:style-name="T1">include &lt;agw.h&gt;</text:span></text:p>
            <text:p><text:span text:style-name="T2">from org.agw import eea, mph, </text:span><text:span text:style-name="T1">eco, clm, gwm, pbs, ...</text:span></text:p>
            <text:p><text:span text:style-name="T1">import org.agw.*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rationa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apability gap fix</text:p>
              </text:list-item>
              <text:list-item>
                <text:p>Maturity uplift</text:p>
              </text:list-item>
              <text:list-item>
                <text:p>Solutions hub</text:p>
                <text:list>
                  <text:list-item>
                    <text:p>Open Source</text:p>
                  </text:list-item>
                  <text:list-item>
                    <text:p>Creative Commons</text:p>
                  </text:list-item>
                </text:list>
              </text:list-item>
              <text:list-item>
                <text:p>Emergency managem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who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olarchies</text:p>
                <text:list>
                  <text:list-item>
                    <text:p>Reductionist networks and dependencies, vertical</text:p>
                  </text:list-item>
                </text:list>
              </text:list-item>
              <text:list-item>
                <text:p><text:span text:style-name="T3">Heterarchies</text:span></text:p>
                <text:list>
                  <text:list-item>
                    <text:p>Same scale networks and dependencies, horizontal</text:p>
                  </text:list-item>
                </text:list>
              </text:list-item>
              <text:list-item>
                <text:p><text:span text:style-name="T3">Feedback loops</text:span></text:p>
                <text:list>
                  <text:list-item>
                    <text:p>Complex systems, unintended consequences, casca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GW - par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3"><text:span text:style-name="T3">Locale → People → Situation </text:span>→ Needs</text:p>
              </text:list-item>
              <text:list-item>
                <text:p>Events → Practitioners → Decision Makers → Response</text:p>
              </text:list-item>
              <text:list-item>
                <text:p text:style-name="P3"><text:span text:style-name="T3">Emergency → Actors → Mitigation </text:span>→ Recovery</text:p>
              </text:list-item>
              <text:list-item>
                <text:p>Weather Stations → Time Series Data → Climate Models → Information Packs</text:p>
              </text:list-item>
              <text:list-item>
                <text:p><text:span text:style-name="T3">Sensors → Data Loggers → </text:span>Storage → Data</text:p>
              </text:list-item>
              <text:list-item>
                <text:p text:style-name="P3"><text:span text:style-name="T3">Technology → Applications → Organisations </text:span>→ Services</text:p>
              </text:list-item>
              <text:list-item>
                <text:p text:style-name="P3">And so on and so forth 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approach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op down</text:p>
                <text:list>
                  <text:list-item>
                    <text:p>WMO, WHO, WFP, HCR, WWF, ITU, …</text:p>
                  </text:list-item>
                  <text:list-item>
                    <text:p>Country or jurisdiction specific counterparts, UK, EU, IN, JP, KR, AU, NZ, <text:s/>as many nations as possible …</text:p>
                    <text:list>
                      <text:list-item>
                        <text:p>UK Met office, UK Hadley centre, UK Dept. Overseas Development, UK Dept. Education, ...</text:p>
                      </text:list-item>
                    </text:list>
                  </text:list-item>
                </text:list>
              </text:list-item>
              <text:list-item>
                <text:p>Middle out</text:p>
                <text:list>
                  <text:list-item>
                    <text:p text:style-name="P5"><text:span text:style-name="T4">Global tertiary education, UCL, Imperial, Reading, … from </text:span>as many nations as possible</text:p>
                  </text:list-item>
                  <text:list-item>
                    <text:p>Third sector, Médecins Sans Frontières, Red Cross Red Crescent, ...</text:p>
                  </text:list-item>
                </text:list>
              </text:list-item>
              <text:list-item>
                <text:p>Bottom up</text:p>
                <text:list>
                  <text:list-item>
                    <text:p>Secondary eduction projects, locale community efforts, </text:p>
                  </text:list-item>
                  <text:list-item>
                    <text:p>Global maker community, global software engineers, global systems engineers,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concern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ringing all the stakeholders together</text:p>
                <text:list>
                  <text:list-item>
                    <text:p>To build software and systems solutions</text:p>
                  </text:list-item>
                </text:list>
              </text:list-item>
              <text:list-item>
                <text:p>Climate change/global warming</text:p>
                <text:list>
                  <text:list-item>
                    <text:p>Mitigation, adaptation, </text:p>
                  </text:list-item>
                </text:list>
              </text:list-item>
              <text:list-item>
                <text:p>Time series data tsd, nwp modelling</text:p>
              </text:list-item>
              <text:list-item>
                <text:p>Infrastructure, platform, applic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stakehold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3">Global community</text:p>
                <text:list>
                  <text:list-item>
                    <text:p>Grantham, Potsdam, Climate Central, …</text:p>
                  </text:list-item>
                  <text:list-item>
                    <text:p>Copernicus, AU BOM, UK Met Office, …</text:p>
                  </text:list-item>
                  <text:list-item>
                    <text:p>Scientific research, tertiary education</text:p>
                  </text:list-item>
                  <text:list-item>
                    <text:p>Citizen science, global makers, </text:p>
                  </text:list-item>
                  <text:list-item>
                    <text:p>Global South &amp; Global North,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system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arth system of systems ESS, </text:p>
                <text:list>
                  <text:list-item>
                    <text:p>Systems science, natural systems, anthropogenic systems </text:p>
                  </text:list-item>
                </text:list>
              </text:list-item>
              <text:list-item>
                <text:p>AGW software and systems </text:p>
                <text:list>
                  <text:list-item>
                    <text:p>ESS digital twins</text:p>
                  </text:list-item>
                  <text:list-item>
                    <text:p>Data, Modelling, Response, Attribution, ...</text:p>
                  </text:list-item>
                  <text:list-item>
                    <text:p>Interfaces with other capabili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5" draw:layer="layout" svg:width="25.199cm" svg:height="2.629cm" svg:x="1.4cm" svg:y="0.628cm" presentation:class="title" presentation:user-transformed="true">
          <draw:text-box>
            <text:p>AGW – system of system kinds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Earth SoS</text:p>
                <text:list>
                  <text:list-item>
                    <text:p>Climate/Weather</text:p>
                  </text:list-item>
                  <text:list-item>
                    <text:p>Ecology</text:p>
                  </text:list-item>
                  <text:list-item>
                    <text:p>Hydrosphere</text:p>
                  </text:list-item>
                  <text:list-item>
                    <text:p>Biosphere</text:p>
                  </text:list-item>
                  <text:list-item>
                    <text:p>Geosphere</text:p>
                  </text:list-item>
                  <text:list-item>
                    <text:p>Heleospher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Anthropogenic SoS</text:p>
                <text:list>
                  <text:list-item>
                    <text:p>Energy</text:p>
                  </text:list-item>
                  <text:list-item>
                    <text:p>Housing</text:p>
                  </text:list-item>
                  <text:list-item>
                    <text:p>Transport</text:p>
                  </text:list-item>
                  <text:list-item>
                    <text:p>Health</text:p>
                  </text:list-item>
                  <text:list-item>
                    <text:p>Education</text:p>
                  </text:list-item>
                  <text:list-item>
                    <text:p>Agricultur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programm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utonomous Meteorological Network \amn</text:p>
                <text:list>
                  <text:list-item>
                    <text:p>Weather stations, time series data acquisition</text:p>
                  </text:list-item>
                </text:list>
              </text:list-item>
              <text:list-item>
                <text:p>Climate Model</text:p>
                <text:list>
                  <text:list-item>
                    <text:p>Numerical Prediction Models </text:p>
                  </text:list-item>
                  <text:list-item>
                    <text:p text:style-name="P6"><text:span text:style-name="T4">Climate, weather, extreme event attribution, planetary boundary science, <text:s/>Earth system science,</text:span></text:p>
                  </text:list-item>
                </text:list>
              </text:list-item>
              <text:list-item>
                <text:p text:style-name="P7">Joined up</text:p>
                <text:list>
                  <text:list-item>
                    <text:p text:style-name="P6"><text:span text:style-name="T4">Cross domain discipline and practitioner, medicine &amp; public health, epidemiology, crisis management, ecology, environment, <text:s/>education, agriculture, water, energy, logistics, transport, ...</text:span> </text:p>
                  </text:list-item>
                </text:list>
              </text:list-item>
              <text:list-item>
                <text:p text:style-name="P7">Hardware systems and software solutions</text:p>
                <text:list>
                  <text:list-item>
                    <text:p text:style-name="P7">Low cost commodity s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standard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op down, standards &amp; specifications</text:p>
                <text:list>
                  <text:list-item>
                    <text:p>Multilateralism, common roadmap, actual case, macro, current (steady) state, production, responsive</text:p>
                  </text:list-item>
                </text:list>
              </text:list-item>
              <text:list-item>
                <text:p>Middle out, ontology &amp; <text:s/>formalisation</text:p>
                <text:list>
                  <text:list-item>
                    <text:p>Use case specialisation, multidisciplinary, best case, meso, next (change) state, test and quality assurance, proactive</text:p>
                  </text:list-item>
                </text:list>
              </text:list-item>
              <text:list-item>
                <text:p>Bottom up, novel solutions &amp; approaches</text:p>
                <text:list>
                  <text:list-item>
                    <text:p><text:span text:style-name="T4">Outside the box, mix &amp; match, off piste, </text:span>good enough, micro, future (vision) state, development, innovat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proces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olutions hub, cross fertilisation of ideas</text:p>
                <text:list>
                  <text:list-item>
                    <text:p>One hub programme many project solutions</text:p>
                  </text:list-item>
                  <text:list-item>
                    <text:p>See Apache Foundation &amp; Linux Foundation &amp; GNU &amp; other foss project process governance examples, seek governance guidance from same, </text:p>
                  </text:list-item>
                </text:list>
              </text:list-item>
              <text:list-item>
                <text:p>Iterative &amp; incremental</text:p>
              </text:list-item>
              <text:list-item>
                <text:p>Rapid onboarding and maturation of materially useful innovative solutions</text:p>
              </text:list-item>
              <text:list-item>
                <text:p>Don’t reinvent the wheel</text:p>
                <text:list>
                  <text:list-item>
                    <text:p>Use of existing FOSS &amp; FOSH where possible</text:p>
                  </text:list-item>
                </text:list>
              </text:list-item>
              <text:list-item>
                <text:p>&lt;todo: continue to fill out content, &gt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W - use cas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lobal secondary school interactive projects</text:p>
              </text:list-item>
              <text:list-item>
                <text:p>Uplift in maturity of global (south &amp; north) meteorology capability</text:p>
              </text:list-item>
              <text:list-item>
                <text:p text:style-name="P3"><text:span text:style-name="T3">Tailoring of solutions for domain specific and locale specific weather station capability, i.e. refugee centre public health</text:span></text:p>
              </text:list-item>
              <text:list-item>
                <text:p>Deployment workflow for UK Met Office Home NWP model on Rpi Ubuntu Cluster</text:p>
              </text:list-item>
              <text:list-item>
                <text:p>Something for anyone to contribute to in the next zoonotic transfer global pandemic lockdown</text:p>
              </text:list-item>
              <text:list-item>
                <text:p>And so on and so forth, others tbd 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AGW - technology stack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Raspberry Pi, other low cost similar options</text:p>
                <text:list>
                  <text:list-header>
                    <text:p>Single board computer, microcontroller</text:p>
                  </text:list-header>
                </text:list>
              </text:list-item>
              <text:list-item>
                <text:p>Peripherals, sensors, …</text:p>
                <text:list>
                  <text:list-item>
                    <text:p>PCB COTS, PCB RYO, <text:s/></text:p>
                  </text:list-item>
                </text:list>
              </text:list-item>
              <text:list-item>
                <text:p>Ubuntu</text:p>
                <text:list>
                  <text:list-item>
                    <text:p>Clusters, Servers, Embedded, ...</text:p>
                  </text:list-item>
                </text:list>
              </text:list-item>
              <text:list-item>
                <text:p>Linux Foundation</text:p>
              </text:list-item>
              <text:list-item>
                <text:p>Apache Foundation</text:p>
              </text:list-item>
              <text:list-item>
                <text:p>Others tbd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Candidate stack 01 left, other tbd</text:p>
                <text:list>
                  <text:list-item>
                    <text:p>stack 02</text:p>
                  </text:list-item>
                  <text:list-item>
                    <text:p>stack 03</text:p>
                  </text:list-item>
                  <text:list-item>
                    <text:p>stack N</text:p>
                  </text:list-item>
                  <text:list-item>
                    <text:p>stack N+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AGW – enterprise architecture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Business</text:p>
                <text:list>
                  <text:list-item>
                    <text:p/>
                  </text:list-item>
                </text:list>
              </text:list-item>
              <text:list-item>
                <text:p>Data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Application</text:p>
                <text:list>
                  <text:list-item>
                    <text:p/>
                  </text:list-item>
                </text:list>
              </text:list-item>
              <text:list-item>
                <text:p>Technology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AGW – solution architecture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Software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System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ferenc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ttps://en.wikipedia.org/wiki/Perfect_is_the_enemy_of_good</text:p>
              </text:list-item>
              <text:list-item>
                <text:p>https://hbr.org/tip/2020/02/dont-let-perfect-be-the-enemy-of-good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18T19:20:12.656000000</meta:creation-date>
    <dc:date>2025-07-27T22:01:56.506000000</dc:date>
    <meta:editing-duration>PT21H24M15S</meta:editing-duration>
    <meta:editing-cycles>77</meta:editing-cycles>
    <meta:generator>LibreOffice/24.2.5.2$Windows_X86_64 LibreOffice_project/bffef4ea93e59bebbeaf7f431bb02b1a39ee8a59</meta:generator>
    <meta:document-statistic meta:object-count="97"/>
  </office:meta>
</office:document-meta>
</file>